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46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</style:style>
    <style:style style:name="P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4788364979477709270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<text:soft-page-break/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57043862214067139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5530539287933273150" text:style-name="L3">
        <text:list-item>
          <text:p text:style-name="P20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5042625869267176536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oft-page-break/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0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<text:soft-page-break/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95563560959674917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new FUNC : get_ListOf_BarDatas(...)</text:p>
                </text:list-item>
                <text:list-item>
                  <text:p text:style-name="P22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593903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4">[further]</text:p>
      <text:list xml:id="list246408365002972773" text:style-name="L6">
        <text:list-item>
          <text:p text:style-name="P23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603013" text:continue-list="list4788364979477709270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66">steps</text:p>
                  <text:list>
                    <text:list-item>
                      <text:p text:style-name="P66">open file</text:p>
                    </text:list-item>
                    <text:list-item>
                      <text:p text:style-name="P66">read lines</text:p>
                    </text:list-item>
                  </text:list>
                </text:list-item>
              </text:list>
            </text:list-item>
            <text:list-item>
              <text:p text:style-name="P18"><text:soft-page-break/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79311589516819282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4">[further]</text:p>
      <text:list xml:id="list6380746098323225797" text:style-name="L8">
        <text:list-item>
          <text:p text:style-name="P25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8830116591619497826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78330361955314876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4">[further]</text:p>
      <text:list xml:id="list8366901724225718947" text:style-name="L11">
        <text:list-item>
          <text:p text:style-name="P28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1982727910024317427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<text:soft-page-break/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88211810650409155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4">[further]</text:p>
      <text:list xml:id="list7408337762414082663" text:style-name="L14">
        <text:list-item>
          <text:p text:style-name="P32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2898517887293037848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655476039789516042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4">[further]</text:p>
      <text:list xml:id="list8793912259293210161" text:style-name="L17">
        <text:list-item>
          <text:p text:style-name="P35"/>
        </text:list-item>
      </text:list>
      <text:p text:style-name="P12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5170131875063738645" text:style-name="L18">
        <text:list-item>
          <text:p text:style-name="P36">REVIEW</text:p>
        </text:list-item>
        <text:list-item>
          <text:p text:style-name="P36"><text:soft-page-break/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30694464157851653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4">[further]</text:p>
      <text:list xml:id="list8104550398491145436" text:style-name="L20">
        <text:list-item>
          <text:p text:style-name="P38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7602228" text:continue-list="list37603013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34771013993292784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4">[further]</text:p>
      <text:list xml:id="list465894726062361281" text:style-name="L22">
        <text:list-item>
          <text:p text:style-name="P40"/>
        </text:list-item>
      </text:list>
      <text:p text:style-name="P12"><text:line-break/><text:span text:style-name="T2">[/ 20200109_181032]</text:span></text:p>
      <text:p text:style-name="P12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1166686040270365156" text:style-name="L23">
        <text:list-item>
          <text:p text:style-name="P41"><text:soft-page-break/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685292526431546709" text:style-name="L24">
        <text:list-item>
          <text:p text:style-name="P42"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<text:soft-page-break/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4">[further]</text:p>
      <text:list xml:id="list1617470171865512227" text:style-name="L25">
        <text:list-item>
          <text:p text:style-name="P43"/>
        </text:list-item>
      </text:list>
      <text:p text:style-name="P12"><text:line-break/><text:span text:style-name="T2">[/ 20200112_141641]</text:span></text:p>
      <text:p text:style-name="P12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6257864453328370274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<text:soft-page-break/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7590061" text:continue-list="list37602228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07898596874986074" text:style-name="L27">
        <text:list-item>
          <text:p text:style-name="P45">TASK : this ==&gt; TASK-1</text:p>
        </text:list-item>
      </text:list>
      <text:p text:style-name="P4">[further]</text:p>
      <text:list xml:id="list6211439818640264643" text:style-name="L28">
        <text:list-item>
          <text:p text:style-name="P46"/>
        </text:list-item>
      </text:list>
      <text:p text:style-name="P12"><text:line-break/><text:span text:style-name="T2">[/ 20200112_174515]</text:span></text:p>
      <text:p text:style-name="P12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7690457149310983087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<text:soft-page-break/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4">[next]</text:p>
      <text:list xml:id="list4760401184842169709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4">[further]</text:p>
      <text:list xml:id="list6174813553623046390" text:style-name="L31">
        <text:list-item>
          <text:p text:style-name="P49"/>
        </text:list-item>
      </text:list>
      <text:p text:style-name="P12"><text:line-break/><text:span text:style-name="T2">[/ 20200113_124826]</text:span></text:p>
      <text:p text:style-name="P12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6142339625275019851" text:style-name="L32">
        <text:list-item>
          <text:p text:style-name="P50">REVIEW</text:p>
        </text:list-item>
        <text:list-item>
          <text:p text:style-name="P50"><text:soft-page-break/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63611336652366243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4">[further]</text:p>
      <text:list xml:id="list8627346275824331123" text:style-name="L34">
        <text:list-item>
          <text:p text:style-name="P52"/>
        </text:list-item>
      </text:list>
      <text:p text:style-name="P12"><text:line-break/><text:span text:style-name="T2">[/ 20200113_175104]</text:span></text:p>
      <text:p text:style-name="P12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1305692084488349725" text:style-name="L35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01689419679335359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4">[further]</text:p>
      <text:list xml:id="list4952050259345446503" text:style-name="L37">
        <text:list-item>
          <text:p text:style-name="P55"/>
        </text:list-item>
      </text:list>
      <text:p text:style-name="P12"><text:line-break/><text:span text:style-name="T2">[/ 20200114_121723]</text:span></text:p>
      <text:p text:style-name="P12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5685735076976281172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<text:soft-page-break/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74016549573750415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4">[further]</text:p>
      <text:list xml:id="list1849212533641431104" text:style-name="L40">
        <text:list-item>
          <text:p text:style-name="P58"/>
        </text:list-item>
      </text:list>
      <text:p text:style-name="P12"><text:line-break/><text:span text:style-name="T2">[/ 20200116_142928]</text:span></text:p>
      <text:p text:style-name="P12"/>
      <text:p text:style-name="P8"><text:soft-page-break/></text:p>
      <text:p text:style-name="P72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8298057716861976899" text:style-name="L47">
        <text:list-item>
          <text:p text:style-name="P70"><text:span text:style-name="T8">REVIEW</text:span></text:p>
        </text:list-item>
        <text:list-item>
          <text:p text:style-name="P70"><text:span text:style-name="T8">TASK-1</text:span></text:p>
          <text:list>
            <text:list-item>
              <text:list>
                <text:list-item>
                  <text:p text:style-name="P14">after “j1” returned → section D</text:p>
                  <text:list>
                    <text:list-item>
                      <text:p text:style-name="P63">//_20200116_142816:next</text:p>
                    </text:list-item>
                    <text:list-item>
                      <text:p text:style-name="P63">==&gt; see memo : 44#10.2_5</text:p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SEG-1 : PROBLEM</text:p>
              <text:list>
                <text:list-item>
                  <text:p text:style-name="P63">bar data “2019.04.24 12:30” ==&gt; judged as C5</text:p>
                  <text:list>
                    <text:list-item>
                      <text:p text:style-name="P63">==&gt;should be C4</text:p>
                    </text:list-item>
                    <text:list-item>
                      <text:p text:style-name="P63">//_20200116_170153:fix</text:p>
                    </text:list-item>
                  </text:list>
                </text:list-item>
                <text:list-item>
                  <text:p text:style-name="P63">S-1.1</text:p>
                  <text:list>
                    <text:list-item>
                      <text:p text:style-name="P63">TREE</text:p>
                      <text:list>
                        <text:list-item>
                          <text:p text:style-name="P63">get_Bar_Type__BUY</text:p>
                        </text:list-item>
                        <text:list-item>
                          <text:p text:style-name="P63">&lt;== LibEaTester::get_Bar_Type__BUY($pos, $bd)</text:p>
                        </text:list-item>
                        <text:list-item>
                          <text:p text:style-name="P63">&lt;== get_Bar_Type($pos, $bd, $typeOf_Position)</text:p>
                        </text:list-item>
                        <text:list-item>
                          <text:p text:style-name="P63">&lt;== loop_J1_N($lo_BarDatas, $flg_Position, $idxOf_Loop, $pos, $lo_Vals)</text:p>
                          <text:list>
                            <text:list-item>
                              <text:p text:style-name="P63">$bd = $lo_BarDatas[$idxOf_Loop]</text:p>
                            </text:list-item>
                          </text:list>
                        </text:list-item>
                        <text:list-item>
                          <text:p text:style-name="P63">&lt;== fx_tester_T_1__Exec($lo_BarDatas)</text:p>
                        </text:list-item>
                      </text:list>
                    </text:list-item>
                    <text:list-item>
                      <text:p text:style-name="P63">? $lo_BarDatas ==&gt; where built ?</text:p>
                      <text:list>
                        <text:list-item>
                          <text:p text:style-name="P63">==&gt; cont : fx_tester_T_1()</text:p>
                        </text:list-item>
                        <text:list-item>
                          <text:p text:style-name="P63">// Libfx::get_ListOf_BarDatas()</text:p>
                        </text:list-item>
                        <text:list-item>
                          <text:p text:style-name="P63">==&gt; $lo_BarDatas = Libfx::conv_CSV_Lines_To_BarDatas($lo_CSV_Lines, <text:soft-page-break/>$lenOf_Header_Lines)</text:p>
                        </text:list-item>
                        <text:list-item>
                          <text:p text:style-name="P63">==&gt; “<text:tab/><text:tab/><text:tab/>$bd-&gt;price_High = $line[2];</text:p>
                        </text:list-item>
                        <text:list-item>
                          <text:p text:style-name="P63"><text:tab/><text:tab/><text:tab/>$bd-&gt;price_Low = $line[3];</text:p>
                        </text:list-item>
                        <text:list-item>
                          <text:p text:style-name="P63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3">S-1.2 : review ==&gt; csv file</text:p>
                  <text:list>
                    <text:list-item>
                      <text:p text:style-name="P63">open </text:p>
                    </text:list-item>
                    <text:list-item>
                      <text:p text:style-name="P63">search : “2019.04.24 12:30”</text:p>
                    </text:list-item>
                    <text:list-item>
                      <text:p text:style-name="P63">==&gt; “78.761;78.762;78.75700000000001;78.762” (open, H,L,close)</text:p>
                    </text:list-item>
                  </text:list>
                </text:list-item>
                <text:list-item>
                  <text:p text:style-name="P63">==&gt; DROP</text:p>
                </text:list-item>
              </text:list>
            </text:list-item>
            <text:list-item>
              <text:p text:style-name="P63"><text:span text:style-name="T1">#_ </text:span>SEG-2 : gen ==&gt; csv file</text:p>
              <text:list>
                <text:list-item>
                  <text:p text:style-name="P63">A/D, M15</text:p>
                </text:list-item>
                <text:list-item>
                  <text:p text:style-name="P63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3">gen</text:p>
                </text:list-item>
                <text:list-item>
                  <text:p text:style-name="P63">validate</text:p>
                  <text:list>
                    <text:list-item>
                      <text:p text:style-name="P63">2019.04.25 22:30 ==&gt; OK</text:p>
                    </text:list-item>
                    <text:list-item>
                      <text:p text:style-name="P63">2020.01.16 09:30 ==&gt; OK</text:p>
                    </text:list-item>
                  </text:list>
                </text:list-item>
                <text:list-item>
                  <text:p text:style-name="P63">S-2.1 : sliced file</text:p>
                  <text:list>
                    <text:list-item>
                      <text:p text:style-name="P63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3">S-2.2 : php file ==&gt; change file name</text:p>
                </text:list-item>
                <text:list-item>
                  <text:p text:style-name="P63">S-2.3</text:p>
                  <text:list>
                    <text:list-item>
                      <text:p text:style-name="P63">TEST : exec tester</text:p>
                      <text:list>
                        <text:list-item>
                          <text:p text:style-name="P63">==&gt; “$typeOf_Bar<text:tab/>C4” (2020.01.16 10:00)</text:p>
                        </text:list-item>
                        <text:list-item>
                          <text:p text:style-name="P6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1 : “step : D : 1 : 1”</text:p>
              <text:list>
                <text:list-item>
                  <text:p text:style-name="P63"><text:soft-page-break/>==&gt; OK</text:p>
                </text:list-item>
              </text:list>
            </text:list-item>
            <text:list-item>
              <text:p text:style-name="P63">T-1.2 : “step : D : 1 : 2” → dispatch</text:p>
              <text:list>
                <text:list-item>
                  <text:p text:style-name="P6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29620825818745373" text:style-name="L41">
        <text:list-item>
          <text:p text:style-name="P59">TASK : “step : D : 1 : 2-1” ~~</text:p>
          <text:list>
            <text:list-item>
              <text:p text:style-name="P59">//_20200116_173730:next</text:p>
            </text:list-item>
          </text:list>
        </text:list-item>
      </text:list>
      <text:p text:style-name="P4">[further]</text:p>
      <text:list xml:id="list480202428540440841" text:style-name="L42">
        <text:list-item>
          <text:p text:style-name="P60"/>
        </text:list-item>
      </text:list>
      <text:p text:style-name="P12"><text:line-break/><text:span text:style-name="T2">[/ 20200116_173759]</text:span></text:p>
      <text:p text:style-name="P8">@@@</text:p>
      <text:p text:style-name="P4"><text:span text:style-name="T4">15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589676" text:continue-list="list37590061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8563763544090343961" text:style-name="L48">
        <text:list-item>
          <text:p text:style-name="P64">TASK</text:p>
        </text:list-item>
      </text:list>
      <text:p text:style-name="P4">[further]</text:p>
      <text:list xml:id="list5551937970749628336" text:style-name="L49">
        <text:list-item>
          <text:p text:style-name="P65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><text:soft-page-break/></text:p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599088" text:continue-list="list37589676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8920923914253284060" text:style-name="L43">
        <text:list-item>
          <text:p text:style-name="P61">TASK</text:p>
        </text:list-item>
      </text:list>
      <text:p text:style-name="P4">[further]</text:p>
      <text:list xml:id="list4026434142792199199" text:style-name="L44">
        <text:list-item>
          <text:p text:style-name="P62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934112102233680963" text:style-name="L45">
        <text:list-item>
          <text:p text:style-name="P6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07840" text:continue-numbering="true" text:style-name="L45">
        <text:list-item>
          <text:p text:style-name="P67"/>
        </text:list-item>
      </text:list>
      <text:p text:style-name="P7">/ ------------------------------------------------------- [STEPS : start] 20191224_114459 /</text:p>
      <text:p text:style-name="P3"/>
      <text:p text:style-name="P6"><text:soft-page-break/>------------------------------------------------------- [STEPS : closing] 20191220_142139</text:p>
      <text:list xml:id="list8069471235968457516" text:style-name="L46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96889" text:continue-numbering="true" text:style-name="L46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7614675" text:continue-numbering="true" text:style-name="L46">
        <text:list-item>
          <text:p text:style-name="P15">move “<text:span text:style-name="T5">@@@</text:span>”</text:p>
        </text:list-item>
        <text:list-item>
          <text:p text:style-name="P68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6T17:38:39.86</dc:date>
    <dc:creator>iwabuchi ken</dc:creator>
    <meta:editing-duration>P1DT2H44M11S</meta:editing-duration>
    <meta:editing-cycles>85</meta:editing-cycles>
    <meta:generator>OpenOffice/4.1.3$Win32 OpenOffice.org_project/413m1$Build-9783</meta:generator>
    <meta:document-statistic meta:table-count="5" meta:image-count="0" meta:object-count="0" meta:page-count="24" meta:paragraph-count="522" meta:word-count="2060" meta:character-count="13532"/>
  </office:meta>
</office:document-meta>
</file>